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0fd" officeooo:paragraph-rsid="0016d0fd"/>
    </style:style>
    <style:style style:name="P2" style:family="paragraph" style:parent-style-name="Standard">
      <style:text-properties officeooo:rsid="0016d0fd" officeooo:paragraph-rsid="0016d0fd"/>
    </style:style>
    <style:style style:name="P3" style:family="paragraph" style:parent-style-name="Standard">
      <style:text-properties officeooo:rsid="0018219a" officeooo:paragraph-rsid="0018219a"/>
    </style:style>
    <style:style style:name="T1" style:family="text">
      <style:text-properties officeooo:rsid="0016d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have created all the mentioned functionality in the project, starts from:</text:p>
      <text:p text:style-name="Standard"/>
      <text:p text:style-name="Standard">1. Signup, Admin and customer both can signup from the same api, but with different value for user_type. user_type = 'admin' is for admin and 'user_type' = customer is for customer.</text:p>
      <text:p text:style-name="P1"/>
      <text:p text:style-name="P1">Note : admin can only be 1, you can not create multiple admin</text:p>
      <text:p text:style-name="Standard"/>
      <text:p text:style-name="Standard">2. <text:span text:style-name="T1">Login, Logout Api are also available</text:span></text:p>
      <text:p text:style-name="Standard"/>
      <text:p text:style-name="P1">3. Delete user user api is also created, which can access by admin only.</text:p>
      <text:p text:style-name="P1"/>
      <text:p text:style-name="P1">4. Show list of users is also created, which can access by admin only.</text:p>
      <text:p text:style-name="P1"/>
      <text:p text:style-name="P1">5. Admin can add items in the bakery, get list of all items, can delete any item, update the qauntites of all items.</text:p>
      <text:p text:style-name="P1"/>
      <text:p text:style-name="P1">7. Customer can get the all existing products whose quantities are greator than 0.</text:p>
      <text:p text:style-name="P1"/>
      <text:p text:style-name="P1">8. Customer can place the order, in which he will get the total amount for the order.</text:p>
      <text:p text:style-name="P1"/>
      <text:p text:style-name="P1">9. Customer can also check his previous orders.</text:p>
      <text:p text:style-name="P1"/>
      <text:p text:style-name="P3">All the operations can be done by authorised users only, you must have to login first to perform any operation.</text:p>
      <text:p text:style-name="P3"/>
      <text:p text:style-name="P3">I have used jwt for login and manging session of user, i have stored jwt in the cookie for this project.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08:41:36.282819469</meta:creation-date>
    <dc:date>2022-09-27T08:53:25.216103333</dc:date>
    <meta:editing-duration>PT11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94" meta:character-count="1043" meta:non-whitespace-character-count="861"/>
  </office:meta>
</office:document-meta>
</file>